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916cm" style:rel-column-width="2220*"/>
    </style:style>
    <style:style style:name="Table1.B" style:family="table-column">
      <style:table-column-properties style:column-width="15.085cm" style:rel-column-width="855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5" style:family="paragraph" style:parent-style-name="Heading_20_1">
      <style:text-properties style:font-name="Cambria"/>
    </style:style>
    <style:style style:name="P6" style:family="paragraph" style:parent-style-name="Text_20_body" style:list-style-name="L1">
      <style:text-properties style:font-name="Cambria"/>
    </style:style>
    <style:style style:name="T1" style:family="text">
      <style:text-properties fo:language="en" fo:country="US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size="14pt" fo:language="ru" fo:country="RU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<draw:frame draw:style-name="fr1" draw:name="Графический объект1" text:anchor-type="as-char" svg:width="0.85cm" svg:height="0.85cm" draw:z-index="0"><draw:image xlink:href="../images/1011.png" xlink:type="simple" xlink:show="embed" xlink:actuate="onLoad"/></draw:frame></text:p>
          </table:table-cell>
          <table:table-cell table:style-name="Table1.B1" office:value-type="string">
            <text:h text:style-name="P5" text:outline-level="1">График <text:span text:style-name="T1">Y </text:span>от <text:span text:style-name="T1">X</text:span></text:h>
          </table:table-cell>
        </table:table-row>
        <table:table-row>
          <table:table-cell table:style-name="Table1.A2" office:value-type="string">
            <text:p text:style-name="P4">в палитре</text:p>
          </table:table-cell>
          <table:table-cell table:style-name="Table1.B1" office:value-type="string">
            <text:p text:style-name="P2">| векторизован | <text:span text:style-name="T1">C</text:span><text:span text:style-name="T5">и</text:span> <text:span text:style-name="T1">|</text:span></text:p>
          </table:table-cell>
        </table:table-row>
        <table:table-row table:style-name="Table1.3">
          <table:table-cell table:style-name="Table1.A1" office:value-type="string">
            <text:p text:style-name="P3"><draw:frame draw:style-name="fr2" draw:name="Графический объект2" text:anchor-type="as-char" svg:width="3.039cm" svg:height="2.2cm" draw:z-index="1"><draw:image xlink:href="../images/10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4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Блок реализует вывод на график зависимости вектора <text:span text:style-name="T2">Y</text:span> (второй вход) от вектора <text:span text:style-name="T2">X</text:span> (первый вход).</text:p>
            <text:p text:style-name="P2">Блок предназначен для отображения текущих результатов моделирования в виде графика <text:span text:style-name="T1">Y(t,x), </text:span><text:span text:style-name="T5">реализующего после каждого шага интегрирования (расчета) построение кривой </text:span><text:span text:style-name="T1">y(t) = </text:span><text:span text:style-name="T5">f(x,</text:span><text:span text:style-name="T1">t</text:span><text:span text:style-name="T5">),</text:span><text:span text:style-name="T1"> </text:span><text:span text:style-name="T5">где </text:span><text:span text:style-name="T1">x – </text:span><text:span text:style-name="T5">вектор, содержащий независимые от времени </text:span><text:span text:style-name="T6">постоянные</text:span><text:span text:style-name="T5"> элементы.</text:span></text:p>
            <text:p text:style-name="P2"><text:span text:style-name="T5">Данный блок может быть использован для отображения результатов расчета в линейно распределенных динамических задачах, где, например, вектор х — вектор относительных пространственных координат в моделируемом объекте, а вектор-функция </text:span><text:span text:style-name="T1">y(t) </text:span><text:span text:style-name="T5">описывает нестационарное распределение какой-то физической величины в моделируемом объекте.</text:span></text:p>
            <text:p text:style-name="P2"><text:span text:style-name="T7">Свойства</text:span><text:span text:style-name="T5">:</text:span></text:p>
            <text:list xml:id="list2060019670548053102" text:style-name="L1">
              <text:list-item>
                <text:p text:style-name="P6"><text:span text:style-name="T5">Количество графиков — натуральное число </text:span><text:span text:style-name="T1">N. </text:span><text:span text:style-name="T5">Если введено, например, число 3, то блок будет иметь 6 входных портов: порты слева для ввода данных, которые соответствуют координатам по оси абсцисс, и порты снизу для ввода значений вектор-функций </text:span><text:span text:style-name="T1">y(t).</text:span></text:p>
              </text:list-item>
            </text:list>
            <text:p text:style-name="P2">Блок использует графическое окно, аналогичное блоку <text:span text:style-name="T3">Временной график</text:span><text:span text:style-name="T4">.</text:span></text:p>
            <text:p text:style-name="P2">Размерности входов должны совпадать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рафик Y от X</dc:title>
    <dc:date>2014-12-11T17:45:29.35</dc:date>
    <meta:generator>OpenOffice/4.1.1$Win32 OpenOffice.org_project/411m6$Build-9775</meta:generator>
    <meta:editing-duration>PT2H18M57S</meta:editing-duration>
    <meta:editing-cycles>86</meta:editing-cycles>
    <meta:document-statistic meta:table-count="1" meta:image-count="2" meta:object-count="0" meta:page-count="1" meta:paragraph-count="13" meta:word-count="149" meta:character-count="1089"/>
  </office:meta>
</office:document-meta>
</file>